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fo:text-align="start" style:justify-single-word="false"/>
      <style:text-properties style:font-name="Calibri1" fo:font-size="10pt" fo:language="de" fo:country="DE" style:text-underline-style="none" fo:font-weight="normal" style:font-size-asian="10pt" style:font-weight-asian="normal" style:font-size-complex="10pt" style:font-weight-complex="normal"/>
    </style:style>
    <style:style style:name="P2" style:family="paragraph" style:parent-style-name="Standard">
      <style:paragraph-properties fo:margin-top="0cm" fo:margin-bottom="0cm" fo:text-align="center" style:justify-single-word="false"/>
      <style:text-properties style:font-name="Calibri1" fo:font-size="20pt" fo:language="de" fo:country="DE" style:text-underline-style="none" fo:font-weight="normal" style:font-size-asian="20pt" style:font-weight-asian="normal" style:font-size-complex="20pt" style:font-weight-complex="normal"/>
    </style:style>
    <style:style style:name="P3" style:family="paragraph" style:parent-style-name="Standard">
      <style:paragraph-properties fo:margin-top="0cm" fo:margin-bottom="0cm" fo:text-align="start" style:justify-single-word="false" style:text-autospace="none"/>
    </style:style>
    <style:style style:name="P4" style:family="paragraph" style:parent-style-name="Standard">
      <style:paragraph-properties fo:text-align="start" style:justify-single-word="false"/>
      <style:text-properties style:font-name="Calibri1" fo:font-size="10pt" fo:language="de" fo:country="DE" style:text-underline-style="none" fo:font-weight="bold"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6" style:family="paragraph" style:parent-style-name="Standard" style:list-style-name="L1">
      <style:paragraph-properties fo:text-align="start" style:justify-single-word="false"/>
      <style:text-properties style:font-name="Calibri1" fo:font-size="10pt" fo:language="de" fo:country="DE" style:text-underline-style="none" fo:font-weight="normal" style:font-size-asian="10pt" style:font-weight-asian="normal" style:font-size-complex="10pt" style:font-weight-complex="normal"/>
    </style:style>
    <style:style style:name="P7" style:family="paragraph" style:parent-style-name="Standard" style:list-style-name="L1">
      <style:paragraph-properties fo:text-align="start" style:justify-single-word="false"/>
      <style:text-properties style:font-name="Calibri1" fo:font-size="10pt" fo:language="de" fo:country="DE" style:text-underline-style="none" fo:font-weight="bold" style:font-size-asian="10pt" style:font-weight-asian="bold" style:font-size-complex="10pt" style:font-weight-complex="bold"/>
    </style:style>
    <style:style style:name="P8" style:family="paragraph" style:parent-style-name="Standard">
      <style:paragraph-properties fo:text-align="start" style:justify-single-word="false"/>
      <style:text-properties style:font-name="Calibri1" fo:font-size="10pt" fo:language="de" fo:country="DE" fo:font-style="italic" style:text-underline-style="none" fo:font-weight="normal" style:font-size-asian="10pt" style:font-style-asian="italic" style:font-weight-asian="normal" style:font-size-complex="10pt" style:font-style-complex="italic" style:font-weight-complex="normal"/>
    </style:style>
    <style:style style:name="P9" style:family="paragraph" style:parent-style-name="Standard" style:list-style-name="L1">
      <style:paragraph-properties fo:text-align="start" style:justify-single-word="false"/>
      <style:text-properties style:font-name="Calibri1" fo:font-size="10pt" fo:language="de" fo:country="DE" fo:font-style="italic" style:text-underline-style="none" fo:font-weight="normal" style:font-size-asian="10pt" style:font-style-asian="italic" style:font-weight-asian="normal" style:font-size-complex="10pt" style:font-style-complex="italic" style:font-weight-complex="normal"/>
    </style:style>
    <style:style style:name="P10" style:family="paragraph" style:parent-style-name="Standard" style:list-style-name="L1">
      <style:paragraph-properties fo:text-align="start" style:justify-single-word="false"/>
      <style:text-properties style:font-name="Calibri1" fo:font-size="10pt" fo:language="de" fo:country="DE" fo:font-style="italic" style:text-underline-style="none" fo:font-weight="bold" style:font-size-asian="10pt" style:font-style-asian="italic" style:font-weight-asian="bold" style:font-size-complex="10pt" style:font-style-complex="italic" style:font-weight-complex="bold"/>
    </style:style>
    <style:style style:name="P11" style:family="paragraph" style:parent-style-name="Standard" style:list-style-name="L1">
      <style:paragraph-properties fo:text-align="start" style:justify-single-word="false"/>
      <style:text-properties style:font-name="Calibri1"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Standard" style:list-style-name="L2">
      <style:paragraph-properties fo:text-align="start" style:justify-single-word="false"/>
      <style:text-properties style:font-name="Calibri1" fo:font-size="10pt"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4" style:family="paragraph" style:parent-style-name="Standard" style:list-style-name="L2">
      <style:paragraph-properties fo:text-align="start" style:justify-single-word="false"/>
      <style:text-properties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5" style:family="paragraph" style:parent-style-name="Standard" style:list-style-name="L1">
      <style:paragraph-properties fo:text-align="start" style:justify-single-word="false"/>
      <style:text-properties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6" style:family="paragraph" style:parent-style-name="Standard" style:list-style-name="L2">
      <style:paragraph-properties fo:margin-top="0cm" fo:margin-bottom="0cm" fo:text-align="start" style:justify-single-word="false"/>
      <style:text-properties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7" style:family="paragraph" style:parent-style-name="Text_20_body" style:list-style-name="L2">
      <style:paragraph-properties fo:margin-top="0cm" fo:margin-bottom="0cm" fo:text-align="start" style:justify-single-word="false"/>
      <style:text-properties fo:color="#303030" style:font-name="Calibri1"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P18" style:family="paragraph" style:parent-style-name="Text_20_body" style:list-style-name="L2">
      <style:paragraph-properties fo:margin-top="0cm" fo:margin-bottom="0cm" fo:text-align="start" style:justify-single-word="false"/>
      <style:text-properties fo:color="#303030" style:font-name="Calibri" fo:font-size="10pt" fo:language="de" fo:country="DE" fo:font-style="normal" style:text-underline-style="none" fo:font-weight="bold" style:font-size-asian="10pt" style:font-style-asian="normal" style:font-weight-asian="bold" style:font-size-complex="10pt" style:font-style-complex="normal" style:font-weight-complex="bold"/>
    </style:style>
    <style:style style:name="T1" style:family="text">
      <style:text-properties style:font-name="Calibri1"/>
    </style:style>
    <style:style style:name="T2" style:family="text">
      <style:text-properties style:font-name="Calibri1" fo:font-size="10pt" fo:language="de" fo:country="DE" style:text-underline-style="none" fo:font-weight="normal" style:text-underline-mode="continuous" style:text-overline-mode="continuous" style:text-line-through-mode="continuous" style:font-name-asian="Times New Roman" style:font-size-asian="10pt" style:font-weight-asian="normal" style:font-name-complex="Times New Roman" style:font-size-complex="10pt" style:font-weight-complex="normal"/>
    </style:style>
    <style:style style:name="T3" style:family="text">
      <style:text-properties style:font-name="Calibri1" fo:font-size="10pt" style:font-size-asian="10pt" style:font-size-complex="10pt"/>
    </style:style>
    <style:style style:name="T4" style:family="text">
      <style:text-properties style:font-name="Calibri1" fo:font-weight="normal" style:font-weight-asian="normal" style:font-weight-complex="normal"/>
    </style:style>
    <style:style style:name="T5" style:family="text">
      <style:text-properties fo:font-variant="normal" fo:text-transform="none" style:font-name="Calibri1" fo:font-size="10pt" fo:letter-spacing="normal" fo:font-style="normal" fo:font-weight="normal" style:font-size-asian="10pt" style:font-size-complex="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italic" fo:font-weight="normal" style:font-style-asian="italic" style:font-weight-asian="normal" style:font-style-complex="italic"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erks:</text:p>
      <text:p text:style-name="P2"/>
      <text:p text:style-name="P3"><text:span text:style-name="T2">Man kann durch Quests Spezial skills bekommen wie zum Beispiel einen Beidhändigkeitsskill der einem erlaubt 2 Beidhänder gleichzeitig zu nutzen dieser hat auch Nachteile wie im Beispiel das man dafür langsamer angreift oder langsamer läuft damit diese skills nicht zu op sind. </text:span><text:span text:style-name="T5">Kirito</text:span><text:span text:style-name="T3"> ist der Questgeber</text:span></text:p>
      <text:p text:style-name="P1">Direkte Perks haben keine Übergeordneten Klassenskillbäume und gehören auch zu keinem Skillbaum sondern sind unabhängig.</text:p>
      <text:p text:style-name="P1">Die Magie Perks der Jeweiligen Skillbäume sind nur aktiv wenn man entsprechende zauber nutzt. Z.B. Die Perks des Skillbaums Elementarmagie gelten nur wen man auch Elementarzauber nutzt. Genauso wie logischerweise die Perks für leichte Rüstung nicht bei schwerer Rüstung gelten. </text:p>
      <text:p text:style-name="P1"/>
      <text:p text:style-name="P4">Arkanemagie oder Elementarmagie: </text:p>
      <text:list xml:id="list5110016698935957142" text:style-name="L1">
        <text:list-item>
          <text:p text:style-name="P6"><text:span text:style-name="T6">Anfänger</text:span>: Die ersten Flammen sind beschworen, die ersten Eissplitter durch die Luft geflogen, kleine Blitze haben Haut und Haar versengt während Kleintiere mit plötzlich bewegter Luft zu tun haben. Mit diesen ersten versuchen mit Elementarmagie lernst du dein Manna effizienter einzusetzen -30%.Senkt die Wahrscheinlichkeit das Anfänger zauber fehlschlagen um 25%. </text:p>
        </text:list-item>
        <text:list-item>
          <text:p text:style-name="P7">Kontrolle Feuer: <text:span text:style-name="T7">Feuer das dir nicht mehr die Hand verbrennt dich aber in kalten Regionen trotzdem wärmt. Das erreichst du wenn du diesen Perk wählst. </text:span></text:p>
        </text:list-item>
        <text:list-item>
          <text:p text:style-name="P7">Kontrolle Eis: <text:span text:style-name="T7">Deine Finger gefrieren nicht mehr mit Eis zaubern in deinen Händen, Eis Zaubersprüche kühlen dich trotzdem in heißen Regionen</text:span></text:p>
        </text:list-item>
        <text:list-item>
          <text:p text:style-name="P7">Kontrolle Blitz: <text:span text:style-name="T7">Du hasst es das einzelne Blitze nie deine Gegner treffen weil die Blitze nicht gerade fliegen? Nun das werden sie nie tun, aber mit mehr Übung lernst du sie zu steuern und sie treffen endlich ihre Gegner.</text:span></text:p>
        </text:list-item>
        <text:list-item>
          <text:p text:style-name="P7">Kontrolle Wind:<text:span text:style-name="T7"> Du fragst dich ob du nicht die Kraft des Windes nicht auch für dich nutzen könntest und nicht nur um Gegner aus dem Gleichgewicht zu bringen? Jetzt weist du auch wie. Wenn du einen Windzauberspruch ausgerüstet hast bewegst du dich schneller, um 25% und um 35% wenn du einen Windzauberspruch wirkst.</text:span></text:p>
        </text:list-item>
        <text:list-item>
          <text:p text:style-name="P7">Lehrling: <text:span text:style-name="T7">Trotz anfänglicher Schwierigkeiten versuchst du dich weiter in der Elementarmagie und erreichst endlich eine Ebene die Praktikabel ist. Ab sofort werden deine Feuer heißer, dein Eis kälter, deine Winde ähneln Sturmböen und deine Blitze werden mächtiger. 25% mehr Schaden und 25 Manna. Bei Zaubern der Klasse Lehrling und Anfänger <text:s/>ist es um 30% weniger wahrscheinlich das sie fehl schlagen.</text:span></text:p>
        </text:list-item>
        <text:list-item>
          <text:p text:style-name="P7">Geeintes Feuer: <text:span text:style-name="T7">Lässt einen Effizienter zwei gleiche Feuer Zaubersprüche verwenden. +25% Schaden</text:span></text:p>
        </text:list-item>
        <text:list-item>
          <text:p text:style-name="P7">Geeinter Blitz: <text:span text:style-name="T7">Das gleiche wie bei Geeintes Feuer nur für Blitze.</text:span></text:p>
        </text:list-item>
        <text:list-item>
          <text:p text:style-name="P7">Geeinter Wind: <text:s/><text:span text:style-name="T7">Das gleiche wie bei Geeintes Feuer nur für Winde.</text:span></text:p>
        </text:list-item>
        <text:list-item>
          <text:p text:style-name="P7">Geeintes Eis:<text:span text:style-name="T7"> <text:s/>Das gleiche wie bei Geeintes Feuer nur für Eis.</text:span></text:p>
        </text:list-item>
        <text:list-item>
          <text:p text:style-name="P7">Leuchtend: <text:span text:style-name="T7">Wenn du einen Zauber ausgerüstet hast Leuchtet er in dunklen Gebieten.</text:span></text:p>
        </text:list-item>
        <text:list-item>
          <text:p text:style-name="P7">Gut genutzt: <text:span text:style-name="T7">Während du einen Eis zauber ausgerüstet hast bist du weniger anfällig für Feuerzauber +10% Resistenz und umgekehrt. Wenn du einen Blitzzauber ausgerüstet hast bist du weniger anfällig für Blitzzauber+10%, das gleiche gilt für Windzaubersprüche.</text:span></text:p>
        </text:list-item>
        <text:list-item>
          <text:p text:style-name="P7">Elementarist / Nahkämpfer:<text:span text:style-name="T7"> Da du dank deiner Erfahrungen in der Elementarmagie weißt wie die Elemente funktionieren machen deine Nahkampf angriffe mehr Schaden bei Elementargegnern (+10%)</text:span></text:p>
        </text:list-item>
        <text:list-item>
          <text:p text:style-name="P7">Elementarist / Fernkämpfer<text:span text:style-name="T7">: Lässt dich die Effekte der Elemente auf die Pfeile übertragen, so kann ein Feuerpfeil Gegner anzünden, ein Windpfeil kann schneller und weiter fliegen was dafür sorgt das der Pfeil auch mehr Schaden macht, Eispfeile verlangsamen Gegner und Blitzpfeile ignorieren Metallene Rüstungen. Du kannst Pfeilen Effekte zuweisen indem du mit der rechten Maustaste auf die Pfeile drückst und dann den Effekt auswählst.</text:span></text:p>
        </text:list-item>
        <text:list-item>
          <text:p text:style-name="P7">Magier: <text:span text:style-name="T7">Lässt dich einen 2ten Magieskillbaum Auswählen dessen Perks auch aktiv sind. (Wenn man mit einem anderen Skillbaum aus der Magie auch den Magie Perk gewählt hat und damit diesen Skillbaum ausgewählt hat, dann wird dieser Skill schon als ausgewählt dargestellt.)</text:span></text:p>
        </text:list-item>
        <text:list-item>
          <text:p text:style-name="P7">Elementarist / Manipulant: <text:span text:style-name="T7">Macht deine Überzeugungsversuche effektiver indem du deinem gegenüber mit den Elementen Angst einjagst.</text:span></text:p>
        </text:list-item>
        <text:list-item>
          <text:p text:style-name="P7">Geübt: <text:span text:style-name="T7">Senkt die Wahrscheinlichkeit das Zauber, der Klasse Anfänger Lehrling und Geübt, fehlschlagen um 10%. Gibt einem einen zufälligen Zauber der Klasse Geübt. Erhöht entweder die Manna Regeneration um 40% oder 40% auf die Kritische Treffer Chance.</text:span></text:p>
        </text:list-item>
        <text:list-item>
          <text:p text:style-name="P7">Durchschlag/Doppelt:<text:span text:style-name="T7"> Deine Feuerzauber ignorieren entweder die Magie Resistenz deines Gegners oder haben die 35% Chance das sie ein zweites mal für nur 40% der Kosten gezaubert zu werden.</text:span></text:p>
        </text:list-item>
        <text:list-item>
          <text:p text:style-name="P7">Blendend/Schockend: <text:span text:style-name="T7">Deine Blitzzauber können entweder deine Gegner für 2 Sekunden blenden oder für 2 Sekunden schocken was dazu führt das sie Paralysiert sind.</text:span></text:p>
        </text:list-item>
        <text:list-item>
          <text:p text:style-name="P7"><text:soft-page-break/>Kalte/Heiße Winde: <text:span text:style-name="T7">Kalte Winde sorgen dafür das sich deine Gegner langsamer bewegen (bis 5 Sekunden nachdem Wirken) Heiße Winde sorgen dafür das deine Gegner dich schlechter erkennen weil die Luft flimmert.</text:span></text:p>
        </text:list-item>
        <text:list-item>
          <text:p text:style-name="P7">Alternativ: <text:span text:style-name="T7">Lässt dich auf eine andere Magie Ressource zu greifen nämlich die der Umgebung, der Vorteil dieser Magie Ressource ist das sie sich sehr schnell regeneriert, der Nachteil das die Kapazität klein ist und dadurch viele mächtige Zauber nicht gezaubert werden können.</text:span></text:p>
        </text:list-item>
        <text:list-item>
          <text:p text:style-name="P7">Eigene Zauber: <text:span text:style-name="T7">Verbessert deine Magischen Fähigkeiten und lässt dich dadurch endlich selber Zauber am Zaubertisch erschaffen.</text:span></text:p>
        </text:list-item>
        <text:list-item>
          <text:p text:style-name="P7">Ausgebildet: <text:span text:style-name="T7">Endlich hast du es geschafft, du bist fertig mit dem Lernprogramm und kannst endlich eigene Zauber erschaffen und musst nicht mehr die Zauber von anderen lernen. Und deine Fehlschlags rate beim zaubern senkt sich.</text:span></text:p>
        </text:list-item>
        <text:list-item>
          <text:p text:style-name="P7">Beeindruckend: <text:span text:style-name="T7">Deine Zauber beeindrucken schwächere Gegner(5 oder mehr Level unter dir), deshalb lassen sie dich ab sofort in ruhe. Solange du sie nicht angreifst. </text:span></text:p>
        </text:list-item>
        <text:list-item>
          <text:p text:style-name="P7">Passiv: <text:span text:style-name="T7">Lässt dich Zauber der Elementarmagie die dich buffen Passiv Zaubern (man kann auswählen wann die Zauber gezaubert werden sollen z.B. wenn ein Kampf startet wird automatisch der Zauber Windrüstung gezaubert.) Diese Zauber kosten dich immer noch, sogar 30% mehr,aber du musst sie nicht mehr aktiv zaubern.</text:span></text:p>
        </text:list-item>
        <text:list-item>
          <text:p text:style-name="P7">Affinität Feuer: <text:span text:style-name="T7">Senkt die Manna Kosten und erhöht den Schaden um 2% für jeden</text:span> nicht<text:span text:style-name="T7"> Feuer Perk der </text:span>nicht<text:span text:style-name="T7"> gewählt wurde. Schließt alle anderen Affinitäten aus.</text:span></text:p>
        </text:list-item>
        <text:list-item>
          <text:p text:style-name="P7">Affinität Blitz: <text:span text:style-name="T7">Das gleiche wie bei Feuer nur mit Blitzen.</text:span></text:p>
        </text:list-item>
        <text:list-item>
          <text:p text:style-name="P7">Affinität Wind und Blitz: <text:span text:style-name="T7">Wenn du einen Windzauber gezaubert hast ist dein Blitzzauber für die nächsten 10 Sekunden um 10% stärker. Wenn du einen Blitzzauber zauberst ist der nächste Windzauber für 10 Sekunden um 15% billiger. Schließt die anderen Affinitäten aus.</text:span></text:p>
        </text:list-item>
        <text:list-item>
          <text:p text:style-name="P7">Elementarrist: <text:span text:style-name="T7">Deine Zauber geben bei einem Treffer eine um 10% gesenkte Resistenz für die anderen Zauber arten. Kann sich bis auf 50% stapeln. Schließt die anderen Affinitäten aus.</text:span></text:p>
        </text:list-item>
        <text:list-item>
          <text:p text:style-name="P7">Affinität Feuer und Eis:<text:span text:style-name="T7"> Durch die extremen Temperatur Unterschiede gehen Rüstungen viel schneller kaputt. +240% Schaden an Rüstungen. Schließt die anderen Affinitäten aus.</text:span></text:p>
        </text:list-item>
        <text:list-item>
          <text:p text:style-name="P7">Affinität Wind: <text:span text:style-name="T7">Das gleiche wie bei Feuer nur mit Winden.</text:span></text:p>
        </text:list-item>
        <text:list-item>
          <text:p text:style-name="P7">Affinität Eis:<text:span text:style-name="T7"> Das gleiche wie bei Feuer nur mit Eis.</text:span></text:p>
        </text:list-item>
        <text:list-item>
          <text:p text:style-name="P7">Explosiv:<text:span text:style-name="T7"> Alle 10 Minuten lädst du eine Explosion auf (in deiner gewählten Affinität) die ausgelöst wird wen du getroffen wirst.</text:span></text:p>
        </text:list-item>
        <text:list-item>
          <text:p text:style-name="P7">Schnell Zaubern: <text:span text:style-name="T7">Verkürzt die Zeit um einen zauber zu Wirken um 50%.</text:span></text:p>
        </text:list-item>
        <text:list-item>
          <text:p text:style-name="P7">Wissender: <text:span text:style-name="T7">Du wirst immer besser im Umgang mit Elementarmagie/Arkanemagie. Deine eigenen Zauber können nun noch mächtiger werden, du wirst Effizienter im Gebrauch von Manna (-15%) und du bekommst einen Wissenden Zauber, aber wenn du diesen Perk wählst wirst du in deiner aktuell schwächsten Klasse (hier wird die aktuell schlechteste Klasse als Name da stehen) kein Meister mehr werden können. Natürlich senkt sich die Fehlschlagrate von Zaubern noch weiter.</text:span></text:p>
        </text:list-item>
        <text:list-item>
          <text:p text:style-name="P7">Geschürte Angst<text:span text:style-name="T7">: Lässt brennende Gegner die unter 25% ihrer maximalen Lebenspunkte sind mit einer 60% Wahrscheinlichkeit fliehen.</text:span></text:p>
        </text:list-item>
        <text:list-item>
          <text:p text:style-name="P7">Geladener Blitz<text:span text:style-name="T7">: Blitzzauber springen bei jeder Rüstung über.</text:span></text:p>
        </text:list-item>
        <text:list-item>
          <text:p text:style-name="P7">Kühlend:<text:span text:style-name="T7"> Deine Windzauber kühlen dich in heißen Regionen. </text:span></text:p>
        </text:list-item>
        <text:list-item>
          <text:p text:style-name="P7">Recycling:<text:span text:style-name="T7"> Lässt dich das Eis das in Toten Gegnern, die von Eis zaubern getötet wurden steckt, wieder benutzen (senkt die Manna kosten von Eis zaubern um 30%, wenn der Spieler sich innerhalb von 5 Metern zum Toten befindet)</text:span></text:p>
        </text:list-item>
        <text:list-item>
          <text:p text:style-name="P7">Unterbrechen: <text:span text:style-name="T7">deine Zauber sind nun so stark das Gegner beim zaubern unterbrochen werden.</text:span></text:p>
        </text:list-item>
        <text:list-item>
          <text:p text:style-name="P7">Ausgeruht<text:span text:style-name="T7">: Wenn du für mehr als 10 min in keinem Kampf mehr warst, dann bekommst du zu beginn eines Kampfes 50% Bonus schaden (für 5 sec).</text:span></text:p>
        </text:list-item>
        <text:list-item>
          <text:p text:style-name="P7">Zu Heiß: D<text:span text:style-name="T7">ie Luft um dich herum wird so heiß, wenn du einen Feuerzauber Ausrüstest, dass deine Gegner im Umkreis von 3 Metern anfangen zu brennen.</text:span></text:p>
        </text:list-item>
        <text:list-item>
          <text:p text:style-name="P7">Elektrisierend: <text:span text:style-name="T7">Deine Blitz Zauber sind nun so stark, dass sie die Luft um dich herum unter Spannung setzen. Gegner im Umkreis von 3 Metern bekommen … Schaden pro Sekunde.</text:span></text:p>
        </text:list-item>
        <text:list-item>
          <text:p text:style-name="P7">Immun<text:span text:style-name="T7">: Wenn du einen Windzauber Ausgerüstet hast bist du immun gegen leichte Projektile.</text:span></text:p>
        </text:list-item>
        <text:list-item>
          <text:p text:style-name="P7">Zu Kalt<text:span text:style-name="T7">: Deine Eiszauber sind nun so kalt das Gegner in deiner Nähe sich nur noch langsam bewegen können.</text:span></text:p>
        </text:list-item>
        <text:list-item>
          <text:p text:style-name="P7">Effektive Reaktionen: <text:span text:style-name="T7">Du verminderst den Schwung der Von einem Treffer irgendeines Physikalischen Gegenstandes was dazu führt das du seltener das Gleichgewicht verlierst. -50% auf die Wahrscheinlichkeit das Gleichgewicht zu verlieren. </text:span></text:p>
        </text:list-item>
        <text:list-item>
          <text:p text:style-name="P7">Adrenalin:<text:span text:style-name="T7"> Lässt dich Adrenalin aufbauen, je mehr Adrenalin du hast desto mehr Schaden machen deine Nahkampf angriffe, 1 Adrenalin Punkt = 1% Schadensbonus bis maximal 50 Adrenalin Punkte. Du bekommst einen Adrenalin Punkt pro Treffer dein Adrenalin wird zurück auf null gesetzt wenn du getroffen wirst.</text:span></text:p>
        </text:list-item>
        <text:list-item>
          <text:p text:style-name="P7"><text:soft-page-break/>Effektiver:<text:span text:style-name="T7"> Du hast das Gefühl bei deinen Zaubern kann noch mehr gehen? Gibt einem entweder 15% mehr Schaden oder -15% Manna verbrauch </text:span></text:p>
        </text:list-item>
        <text:list-item>
          <text:p text:style-name="P7">Gefährlich: <text:span text:style-name="T7">Du Jagst Gegnern die Schwächer sind als du Angst ein und lässt sie fliehen gilt nicht bei Monstern.</text:span></text:p>
        </text:list-item>
        <text:list-item>
          <text:p text:style-name="P7">Experte: <text:span text:style-name="T7">Du bist nun ein Experte der Elementarmagie bzw. der Arkanenmagie damit gibt es in der Elementarmagie kaum noch Limitationen, das liegt auch an dem niedrigeren Manna verbrauch (-20%) und an der niedrigeren Fehlschlagrate von Experten Zaubern. Aber in deiner schwächsten Klasse wirst du nun auch nicht mehr ein Experte werden können, wenn du diesen Perk wählst.</text:span></text:p>
        </text:list-item>
        <text:list-item>
          <text:p text:style-name="P7">Manna Priorität: <text:span text:style-name="T7">Dir ist es wichtig viel Manna zu haben, damit du auch die mächtigsten Zauber wirken kannst. Du kannst nicht mehr den Weg Schadens Priorität wählen. Gibt dir 15% mehr Manna Kapazität.</text:span></text:p>
        </text:list-item>
        <text:list-item>
          <text:p text:style-name="P7">Schadens Priorität: <text:span text:style-name="T7">Dir ist dein Schaden wichtiger als die Möglichkeit mehr Zauber zu wirken. Du kannst nicht mehr den Weg der Manna Priorität wählen. Gibt dir + 25% Schadensbonus auf Kritische Treffer.</text:span></text:p>
        </text:list-item>
        <text:list-item>
          <text:p text:style-name="P7">Manna Dieb: <text:span text:style-name="T7">Ermöglicht es dir Manna von deinen Gegnern zu klauen. 10% deines Schadens werden dir als Manna zurück gegeben. Bsp. Dein Zauber macht 70 Schaden, das heißt, dass du 7 Manna zurückbekommst.</text:span></text:p>
        </text:list-item>
        <text:list-item>
          <text:p text:style-name="P7">Manna Effizienz: <text:span text:style-name="T7">Wenn du weniger als 20% deines Maximalen Mannas hast kosten Zauber nur noch 10% von dem davor, machen aber auch nur noch 20% von dem Ursprünglichen Schaden.</text:span></text:p>
        </text:list-item>
        <text:list-item>
          <text:p text:style-name="P7">Wunden Aufreißen: <text:span text:style-name="T7">Deine Zauber treffen nun schon Vorhandene Wunden was für mehr Schaden sorgt. Für jeden % der an Leben beim Gegner fehlt, bekommt man 1% Bonus Schaden bei diesem Gegner.</text:span></text:p>
        </text:list-item>
        <text:list-item>
          <text:p text:style-name="P7">Schadens Effizienz: <text:span text:style-name="T7">Wen du mehr als 50% deines Maximalen Mannas hast, dann kosten Zauber 30% mehr und machen 45% mehr Schaden. </text:span></text:p>
        </text:list-item>
        <text:list-item>
          <text:p text:style-name="P7">Schneller:<text:span text:style-name="T7"> Die Zeit zum wirken von Zaubern wird um 20% gesenkt.</text:span></text:p>
        </text:list-item>
        <text:list-item>
          <text:p text:style-name="P7">Kritisch: <text:span text:style-name="T7">Erhöht entweder die Kritische Treffer Chance um 20% oder den Kritischen Treffer Schaden.</text:span></text:p>
        </text:list-item>
        <text:list-item>
          <text:p text:style-name="P7">Affinität Feuer 2: <text:span text:style-name="T7">Gegner verbrennen nun sicher (außer sie können sich retten mit einem Sprung ins Wasser)</text:span></text:p>
        </text:list-item>
        <text:list-item>
          <text:p text:style-name="P7">Affinität Blitz 2: <text:span text:style-name="T7">Blitzzauber springen nun bei jedem Gegner über. (Unabhängig welche Rüstung sie tragen)</text:span></text:p>
        </text:list-item>
        <text:list-item>
          <text:p text:style-name="P7">Affinität Blitz und Wind: <text:span text:style-name="T7">Wenn du einen Blitzzauber wirkst, werden Gegner die sich näher als 5 Meter zum Blitz befinden von einem Windstoß erfasst. Wenn du mit einem Windzauber einen Gegner triffst, lösen sich von seiner Rüstung Blitze die auf nahestehende Gegner übergehen.</text:span></text:p>
        </text:list-item>
        <text:list-item>
          <text:p text:style-name="P7">Elementarrist 2: <text:span text:style-name="T7">Wenn du 2 verschiedene Elementzauber benutzt verstärken sich diese Zauber gegenseitig um 15%.</text:span></text:p>
        </text:list-item>
        <text:list-item>
          <text:p text:style-name="P7">Affinität Feuer und Eis: <text:span text:style-name="T7">Wenn du einen Eiszauber mit einem Feuerzauber triffst schmilzt das Eis und hinterlässt eine Giftige Gas Wolke. Wenn du Zauber von den beiden Elementen miteinander Kombinierst, verteilt sich die Gas Wolke über die komplette Wirkungsfläche der Zauber. </text:span></text:p>
        </text:list-item>
        <text:list-item>
          <text:p text:style-name="P7">Affinität Wind: <text:span text:style-name="T7"><text:s/>Erhöht die Wahrscheinlichkeit einen Kritischen Treffer mit Bögen oder Windzaubern zu landen um 15%. Projektile durchdringen immer die Rüstung eines Gegners (nicht die Schilde).</text:span></text:p>
        </text:list-item>
        <text:list-item>
          <text:p text:style-name="P7">Affinität Eis: <text:span text:style-name="T7">Eiszauber frieren den Boden für 10 Sekunden ein, was dazuführt das Gegner entweder nur langsam auf dich zubewegen können oder hinfallen.</text:span></text:p>
        </text:list-item>
        <text:list-item>
          <text:p text:style-name="P7">Stoßend: <text:span text:style-name="T7">Alle Elementarzauber stoßen nun beim Treffen den Gegner zurück, falls sie es schon davor gemacht haben wird der Effekt verstärkt.</text:span></text:p>
        </text:list-item>
        <text:list-item>
          <text:p text:style-name="P7">Grandios: <text:span text:style-name="T7">Du kannst bekannte Zauber, wenn du sie Auswählst, begrenzt verändern. (Also die Effekt stärke)</text:span></text:p>
        </text:list-item>
        <text:list-item>
          <text:p text:style-name="P7">Meister: <text:span text:style-name="T7">Deine Zauber schlagen nun nie mehr fehl. Du kannst </text:span><text:span text:style-name="T8">stärkere</text:span><text:span text:style-name="T7"> Zauber am Zaubertisch entwerfen und lernst einen Meister Zauber. </text:span><text:span text:style-name="T10">Doch es fühlt sich nicht an als hättest du alles entdeckt was es zu entdecken gibt und auch nicht als hättest du deine Barrieren erreicht.</text:span></text:p>
        </text:list-item>
        <text:list-item>
          <text:p text:style-name="P9">WEITER: Dein erste Entdeckung lässt dich die Reichweite deiner Zauber um 30% erhöhen.</text:p>
        </text:list-item>
        <text:list-item>
          <text:p text:style-name="P10"><text:span text:style-name="T7">WAHL: Wähle ein letztes mal: Wähle den Weg des</text:span><text:span text:style-name="T8"> </text:span><text:span text:style-name="T9">Kampfmagiers</text:span><text:span text:style-name="T8"> der dich Zauber mit nahezu unbegrenzter Stärke erfinden und Zaubern lässt. Wähle den Weg des </text:span><text:span text:style-name="T9">Magiers</text:span><text:span text:style-name="T8"> der dich alle Magischen Klassen Kombinieren lässt. </text:span></text:p>
        </text:list-item>
        <text:list-item>
          <text:p text:style-name="P10">Legendär: </text:p>
          <text:p text:style-name="P11">Kampfmagier: Lässt dich 3 Zauber gleichzeitig wirken, wenn du 3 mal den selben Zauber verwendest, wird der Schaden +50% gerechnet. Du kannst nirgendwo sonst noch den Legendär Perk erreichen.</text:p>
          <text:p text:style-name="P11">Magier: Lässt dich in allen Magie Bereichen zu einem Legendären Magier werden.</text:p>
          <text:p text:style-name="P9">Du spürst nun das deine Kapazitäten völlig ausgenutzt sind doch jetzt bist du so mächtig das du in die Geschichte als gleichwertig wie der „Legendäre Magier“ eingehst.</text:p>
        </text:list-item>
      </text:list>
      <text:p text:style-name="P8"/>
      <text:p text:style-name="P5">Optional:</text:p>
      <text:list xml:id="list32260998" text:continue-numbering="true" text:style-name="L1">
        <text:list-item>
          <text:p text:style-name="P6"><text:span text:style-name="T6">Kälteres/Brüchiges</text:span> <text:span text:style-name="T6">Eis</text:span>: Kälteres Eis sorgt dafür das deine Gegner mit einer 10% Wahrscheinlichkeit für 2 Sekunden einfrieren. Brüchiges Eis zersplittert und trifft mehrere Gegner. </text:p>
        </text:list-item>
        <text:list-item>
          <text:p text:style-name="P7">Schmelzen: <text:span text:style-name="T7">Deine Feuerzauber sind so heiß das Metallrüstungen schmelzen was deinen Schaden erhöht (+15%) und deine Gegner mehr Schaden von Nahkampf angriffen erhalten(+40%).</text:span></text:p>
        </text:list-item>
        <text:list-item>
          <text:p text:style-name="P7">Schneller: <text:span text:style-name="T7">Wenn du mit einem Blitzzauber ein Lebewesen unter deiner Kontrolle triffst (Beschwörungsmagie)bekommt es einen Bewegungs- und einen Angriffsgeschwindigkeitsbonus (+30%).</text:span></text:p>
        </text:list-item>
        <text:list-item>
          <text:p text:style-name="P15"><text:soft-page-break/>Segen der Winde:<text:span text:style-name="T7"> Deine Projektile fliegen schneller und weiter, dank deiner Windmagie (+10% Geschwindigkeit und Schaden, +20% Reichweite)</text:span></text:p>
        </text:list-item>
      </text:list>
      <text:p text:style-name="P5">Beschwörungsmagie:</text:p>
      <text:list xml:id="list2722243973642030025" text:style-name="L2">
        <text:list-item>
          <text:p text:style-name="P12"><text:span text:style-name="T6">Einsteiger: </text:span>Deine ersten Schritte mit der Beschwörungsmagie sind getan, du hast ein paar Lebewesen von anderen Orten herbeigerufen und auch gespürt wie gefährlich deine Beschworenen Lebewesen sein können, für dich und für andere. Du kannst jetzt deine Beschwörungszauber besser einsetzen (-30% Manna kosten) und du Zauberst sicherer.</text:p>
        </text:list-item>
        <text:list-item>
          <text:p text:style-name="P14">Kontrolliere Tierbeschwörungen: <text:span text:style-name="T7">Du weißt nun wie du deinen Tieren Befehle geben kannst: mit W werden sie den nächsten Gegner angreifen, mit S werden sie sich nur verteidigen, mit A deine linke Seite verteidigen und mit D deine rechte Seite. </text:span></text:p>
        </text:list-item>
        <text:list-item>
          <text:p text:style-name="P17">Kontrolliere Elementargeister: <text:span text:style-name="T1"><text:s/></text:span><text:span text:style-name="T4">Du weißt nun wie du deinen Elementargeistern Befehle geben kannst: mit W werden sie den nächsten Gegner angreifen, mit S werden sie sich nur verteidigen, mit A deine linke Seite verteidigen und mit D deine rechte Seite. </text:span></text:p>
        </text:list-item>
        <text:list-item>
          <text:p text:style-name="P18">Kontrolliere Monster: <text:span text:style-name="T4">Du weißt nun wie du deinen Monstern Befehle geben kannst: mit W werden sie den nächsten Gegner angreifen, mit S werden sie sich nur verteidigen, mit A deine linke Seite verteidigen und mit D deine rechte Seite. </text:span></text:p>
        </text:list-item>
        <text:list-item>
          <text:p text:style-name="P14">Mächtiger:<text:span text:style-name="T7"> Du hast es das du manche Lebewesen nicht beschwören kannst, einfach weil sie Zuviel Manna Brauchen? Nun das hat ein Ende. Du bekommst entweder -20% Manna kosten oder deine Lebewesen werden um 20% stärker, damit du die Manna hungrigen Lebewesen gar nicht erst beschwören musst.</text:span></text:p>
        </text:list-item>
        <text:list-item>
          <text:p text:style-name="P14">Schneller: <text:span text:style-name="T7">Deine Lebewesen brauchen immer solange bis sie bei dir sind? Das änderst sich jetzt. (-50% Beschwörungszeit)(Am Anfang ist die Beschwörungszeit bei 4 Sekunden)</text:span></text:p>
        </text:list-item>
        <text:list-item>
          <text:p text:style-name="P18">Vereinte Tierbeschwörungen: <text:span text:style-name="T7">Lässt dich 2 gleiche Tierzauber kombinieren.</text:span></text:p>
        </text:list-item>
        <text:list-item>
          <text:p text:style-name="P1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 Unicode MS1" svg:font-family="'Arial Unicode MS'"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style:text-properties fo:font-weight="normal" style:font-weight-asian="normal" style:font-weight-complex="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el </meta:initial-creator>
    <meta:creation-date>2017-05-13T14:48:51.11</meta:creation-date>
    <dc:date>2017-07-19T12:06:12.24</dc:date>
    <dc:creator>Joel </dc:creator>
    <meta:editing-duration>PT44M44S</meta:editing-duration>
    <meta:editing-cycles>4</meta:editing-cycles>
    <meta:generator>OpenOffice/4.1.3$Win32 OpenOffice.org_project/413m1$Build-9783</meta:generator>
    <meta:document-statistic meta:table-count="0" meta:image-count="0" meta:object-count="0" meta:page-count="4" meta:paragraph-count="92" meta:word-count="2485" meta:character-count="16074"/>
  </office:meta>
</office:document-meta>
</file>